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fo:break-before="page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6" style:family="paragraph" style:parent-style-name="Footer" style:master-page-name="Standard">
      <style:paragraph-properties style:page-number="auto"/>
    </style:style>
    <style:style style:name="P17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8" style:family="paragraph" style:parent-style-name="Heading_20_1">
      <style:text-properties officeooo:paragraph-rsid="0040307c"/>
    </style:style>
    <style:style style:name="P19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0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21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2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23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3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 – </text:span><text:span text:style-name="T19">27.04.1972 – </text:span><text:span text:style-name="T20">8400 Basel - </text:span><text:span text:style-name="T19"><text:s/>Schweiz - ledig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7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7d8e241a-bf55-4e4f-ba09-49b020620619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April 2021</text:span>
    <text:span text:style-name="T5"> -</text:span>
    <text:span text:style-name="T4"> </text:span>
    <text:span text:style-name="T6">April 2022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a317f48f-b4d3-4f2b-b1fe-c085eadfb099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April 2020</text:span>
    <text:span text:style-name="T5"> -</text:span>
    <text:span text:style-name="T4"> </text:span>
    <text:span text:style-name="T6">April 2021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9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21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a3ce7d9-0c60-4eba-886b-29f88bf15698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eba2e022-300b-4a30-ad22-d58e9aef24c3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April 2019</text:span>
    <text:span text:style-name="T4"> - </text:span>
    <text:span text:style-name="T8">April 2020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5dc27256-c124-4262-93d3-9c057f336c39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April 2017</text:span>
    <text:span text:style-name="T4"> - </text:span>
    <text:span text:style-name="T8">April 2018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20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f87d2b7-b84f-4321-8add-428920770aad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d175f04f-5cba-4438-a4fd-3e1e18e6b264">
              <text:p text:style-name="P6"><text:span text:style-name="T17">EDV: </text:span>Word, Excel, Photoshop, Linux, Outlook</text:p>
            </text:section>
            <text:section text:style-name="Sect2" text:name="0722b709-c1c5-4e69-8ac1-ef115ff3e7a7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  <text:p text:style-name="Normal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Isabella Merlin, Hauptstrasse 4, 8400 Basel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Basel</text:span>, <text:span text:style-name="T18"><text:date style:data-style-name="N10081" text:date-value="2021-12-03T17:24:57.855363367">3. December 2021</text:date></text:span></text:p>
      <text:p text:style-name="P14"/>
      <text:h text:style-name="P18" text:outline-level="1">Bewerbung als Ausbildungsberaterin</text:h>
      <text:p text:style-name="P14"/>
      <text:p text:style-name="P11">Sehr geehrte Damen und Herre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reundliche Grüße</text:p>
      <text:p text:style-name="P11"/>
      <text:p text:style-name="P11">Isabella Merl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53</meta:editing-cycles>
    <meta:editing-duration>PT2H49M25S</meta:editing-duration>
    <dc:subject>hloom.com</dc:subject>
    <meta:initial-creator>hloom.com </meta:initial-creator>
    <dc:date>2021-12-03T17:24:57.717743254</dc:date>
    <meta:document-statistic meta:table-count="1" meta:image-count="0" meta:object-count="0" meta:page-count="2" meta:paragraph-count="27" meta:word-count="59" meta:character-count="703" meta:non-whitespace-character-count="663"/>
  </office:meta>
</office:document-meta>
</file>